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var(--bs-font-monospace)" svg:font-family="var(--bs-font-monospace)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mic Sans M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omic Sans MS" fo:font-size="10pt" style:font-size-asian="10pt" style:font-size-complex="10pt" fo:language="en" fo:country="US"/>
    </style:style>
    <style:style style:name="P2" style:parent-style-name="ListParagraph" style:list-style-name="LFO2" style:family="paragraph">
      <style:paragraph-properties fo:margin-bottom="0in" fo:line-height="100%" fo:background-color="#E5E5E5"/>
    </style:style>
    <style:style style:name="T3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1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3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1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5" style:parent-style-name="Normal" style:family="paragraph">
      <style:text-properties style:font-name="Comic Sans MS" fo:font-size="10pt" style:font-size-asian="10pt" style:font-size-complex="10pt" fo:language="en" fo:country="US"/>
    </style:style>
    <style:style style:name="P16" style:parent-style-name="ListParagraph" style:list-style-name="LFO2" style:family="paragraph">
      <style:paragraph-properties fo:margin-bottom="0in" fo:line-height="100%" fo:background-color="#E5E5E5"/>
    </style:style>
    <style:style style:name="T17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2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1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2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2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5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2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7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2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29" style:parent-style-name="Normal" style:family="paragraph">
      <style:text-properties style:font-name="Comic Sans MS" fo:font-size="10pt" style:font-size-asian="10pt" style:font-size-complex="10pt" fo:language="en" fo:country="US"/>
    </style:style>
    <style:style style:name="P30" style:parent-style-name="ListParagraph" style:list-style-name="LFO2" style:family="paragraph">
      <style:paragraph-properties fo:margin-bottom="0in" fo:line-height="100%" fo:background-color="#E5E5E5"/>
    </style:style>
    <style:style style:name="T31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3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33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3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3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3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37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3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3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4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41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4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43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4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45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46" style:parent-style-name="ListParagraph" style:list-style-name="LFO2" style:family="paragraph">
      <style:text-properties style:font-name="Comic Sans MS" fo:font-size="10pt" style:font-size-asian="10pt" style:font-size-complex="10pt" fo:language="nl" fo:country="NL"/>
    </style:style>
    <style:style style:name="P47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48" style:parent-style-name="ListParagraph" style:list-style-name="LFO2" style:family="paragraph">
      <style:paragraph-properties fo:margin-bottom="0in" fo:line-height="100%" fo:background-color="#E5E5E5"/>
    </style:style>
    <style:style style:name="T49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5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1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5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3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5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5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7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5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9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6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61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62" style:parent-style-name="ListParagraph" style:list-style-name="LFO2" style:family="paragraph">
      <style:paragraph-properties fo:margin-bottom="0in" fo:line-height="100%" fo:background-color="#E5E5E5"/>
    </style:style>
    <style:style style:name="T63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6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6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6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67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6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6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7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1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7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3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7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5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7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77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78" style:parent-style-name="ListParagraph" style:list-style-name="LFO2" style:family="paragraph">
      <style:paragraph-properties fo:margin-bottom="0in" fo:line-height="100%" fo:background-color="#E5E5E5"/>
    </style:style>
    <style:style style:name="T79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8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1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8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3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8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8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7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8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9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9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1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9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93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94" style:parent-style-name="ListParagraph" style:list-style-name="LFO2" style:family="paragraph">
      <style:paragraph-properties fo:margin-bottom="0in" fo:line-height="100%" fo:background-color="#E5E5E5"/>
    </style:style>
    <style:style style:name="T95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9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7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9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9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10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01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0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03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0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05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10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07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08" style:parent-style-name="ListParagraph" style:list-style-name="LFO2" style:family="paragraph"/>
    <style:style style:name="T109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11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1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1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1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7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11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9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20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21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22" style:parent-style-name="ListParagraph" style:list-style-name="LFO2" style:family="paragraph"/>
    <style:style style:name="T123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12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3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1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3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3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5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13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3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39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40" style:parent-style-name="ListParagraph" style:list-style-name="LFO2" style:family="paragraph">
      <style:paragraph-properties fo:margin-bottom="0in" fo:line-height="100%" fo:background-color="#E5E5E5"/>
    </style:style>
    <style:style style:name="T141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4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4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4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45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14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47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4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49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5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51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15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53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54" style:parent-style-name="ListParagraph" style:list-style-name="LFO2" style:family="paragraph">
      <style:paragraph-properties fo:margin-bottom="0in" fo:line-height="100%" fo:background-color="#E5E5E5"/>
    </style:style>
    <style:style style:name="T155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5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57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5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5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6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61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16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6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6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65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6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67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16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69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70" style:parent-style-name="ListParagraph" style:list-style-name="LFO2" style:family="paragraph">
      <style:paragraph-properties fo:margin-bottom="0in" fo:line-height="100%" fo:background-color="#E5E5E5"/>
    </style:style>
    <style:style style:name="T171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7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7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7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75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17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77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7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79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8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81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18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83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84" style:parent-style-name="ListParagraph" style:list-style-name="LFO2" style:family="paragraph">
      <style:paragraph-properties fo:margin-bottom="0in" fo:line-height="100%" fo:background-color="#E5E5E5"/>
    </style:style>
    <style:style style:name="T185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8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87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8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89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19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91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9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93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9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95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19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97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9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99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20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01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20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203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204" style:parent-style-name="ListParagraph" style:list-style-name="LFO2" style:family="paragraph">
      <style:text-properties style:font-name="Comic Sans MS" fo:font-size="10pt" style:font-size-asian="10pt" style:font-size-complex="10pt" fo:language="nl" fo:country="NL"/>
    </style:style>
    <style:style style:name="P205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206" style:parent-style-name="ListParagraph" style:list-style-name="LFO2" style:family="paragraph">
      <style:text-properties style:font-name="Comic Sans MS" fo:font-size="10pt" style:font-size-asian="10pt" style:font-size-complex="10pt" fo:language="nl" fo:country="NL"/>
    </style:style>
    <style:style style:name="P207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208" style:parent-style-name="ListParagraph" style:list-style-name="LFO2" style:family="paragraph"/>
    <style:style style:name="T209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21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1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1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1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1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1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1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1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1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19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22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21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2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223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224" style:parent-style-name="ListParagraph" style:list-style-name="LFO2" style:family="paragraph"/>
    <style:style style:name="T225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22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2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2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2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3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31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3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3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3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35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23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3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3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239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240" style:parent-style-name="ListParagraph" style:list-style-name="LFO2" style:family="paragraph">
      <style:paragraph-properties fo:margin-bottom="0in" fo:line-height="100%" fo:background-color="#E5E5E5"/>
    </style:style>
    <style:style style:name="T241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24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4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24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45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24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47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24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49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25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51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25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253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254" style:parent-style-name="ListParagraph" style:list-style-name="LFO2" style:family="paragraph">
      <style:paragraph-properties fo:margin-bottom="0in" fo:line-height="100%" fo:background-color="#E5E5E5"/>
    </style:style>
    <style:style style:name="T255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25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57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25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5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26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61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26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6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26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65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26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67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26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</office:automatic-styles>
  <office:body>
    <office:text text:use-soft-page-breaks="true">
      <text:p text:style-name="P1">Bier 15</text:p>
      <text:list text:style-name="LFO2" text:continue-numbering="true">
        <text:list-item>
          <text:p text:style-name="P2"><text:a xlink:href="http://localhost/phpmyadmin/url.php?url=https://dev.mysql.com/doc/refman/8.0/en/select.html" office:target-frame-name="mysql_doc" xlink:show="replace"><text:span text:style-name="T3">SELECT</text:span></text:a><text:span text:style-name="T4"> naam, stijl, brouwcode </text:span><text:span text:style-name="T5">FROM</text:span><text:span text:style-name="T6"> </text:span><text:span text:style-name="T7">`bier`</text:span><text:span text:style-name="T8"> </text:span><text:span text:style-name="T9">WHERE</text:span><text:span text:style-name="T10"> brouwcode </text:span><text:span text:style-name="T11">=</text:span><text:span text:style-name="T12"> </text:span><text:span text:style-name="T13">1230</text:span><text:span text:style-name="T14">;</text:span></text:p>
        </text:list-item>
      </text:list>
      <text:p text:style-name="P15">Bier 16</text:p>
      <text:list text:style-name="LFO2" text:continue-numbering="true">
        <text:list-item>
          <text:p text:style-name="P16"><text:a xlink:href="http://localhost/phpmyadmin/url.php?url=https://dev.mysql.com/doc/refman/8.0/en/select.html" office:target-frame-name="mysql_doc" xlink:show="replace"><text:span text:style-name="T17">SELECT</text:span></text:a><text:span text:style-name="T18"> biercode, naam, brouwcode </text:span><text:span text:style-name="T19">FROM</text:span><text:span text:style-name="T20"> </text:span><text:span text:style-name="T21">`bier`</text:span><text:span text:style-name="T22"> </text:span><text:span text:style-name="T23">WHERE</text:span><text:span text:style-name="T24"> brouwcode </text:span><text:span text:style-name="T25">&lt;</text:span><text:span text:style-name="T26"> </text:span><text:span text:style-name="T27">1200</text:span><text:span text:style-name="T28">;</text:span></text:p>
        </text:list-item>
      </text:list>
      <text:p text:style-name="P29">Bier 17</text:p>
      <text:list text:style-name="LFO2" text:continue-numbering="true">
        <text:list-item>
          <text:p text:style-name="P30"><text:a xlink:href="http://localhost/phpmyadmin/url.php?url=https://dev.mysql.com/doc/refman/8.0/en/select.html" office:target-frame-name="mysql_doc" xlink:show="replace"><text:span text:style-name="T31">SELECT</text:span></text:a><text:span text:style-name="T32"> </text:span><text:span text:style-name="T33">*</text:span><text:span text:style-name="T34"> </text:span><text:span text:style-name="T35">FROM</text:span><text:span text:style-name="T36"> </text:span><text:span text:style-name="T37">`brouwer`</text:span><text:span text:style-name="T38"> </text:span><text:span text:style-name="T39">WHERE</text:span><text:span text:style-name="T40"> land </text:span><text:span text:style-name="T41">=</text:span><text:span text:style-name="T42"> </text:span><text:span text:style-name="T43">'PL'</text:span><text:span text:style-name="T44">;</text:span></text:p>
        </text:list-item>
      </text:list>
      <text:p text:style-name="P45">3dp 13</text:p>
      <text:list text:style-name="LFO2" text:continue-numbering="true">
        <text:list-item>
          <text:p text:style-name="P46">Er staat geen geboorte datum bij klanten</text:p>
        </text:list-item>
      </text:list>
      <text:p text:style-name="P47">3dp 14</text:p>
      <text:list text:style-name="LFO2" text:continue-numbering="true">
        <text:list-item>
          <text:p text:style-name="P48"><text:a xlink:href="http://localhost/phpmyadmin/url.php?url=https://dev.mysql.com/doc/refman/8.0/en/select.html" office:target-frame-name="mysql_doc" xlink:show="replace"><text:span text:style-name="T49">SELECT</text:span></text:a><text:span text:style-name="T50"> filmnaam, regisseur, landherkomst </text:span><text:span text:style-name="T51">FROM</text:span><text:span text:style-name="T52"> </text:span><text:span text:style-name="T53">`film`</text:span><text:span text:style-name="T54"> </text:span><text:span text:style-name="T55">WHERE</text:span><text:span text:style-name="T56"> landherkomst </text:span><text:span text:style-name="T57">=</text:span><text:span text:style-name="T58"> </text:span><text:span text:style-name="T59">'USA'</text:span><text:span text:style-name="T60">;</text:span></text:p>
        </text:list-item>
      </text:list>
      <text:p text:style-name="P61">3dp 15</text:p>
      <text:list text:style-name="LFO2" text:continue-numbering="true">
        <text:list-item>
          <text:p text:style-name="P62"><text:a xlink:href="http://localhost/phpmyadmin/url.php?url=https://dev.mysql.com/doc/refman/8.0/en/select.html" office:target-frame-name="mysql_doc" xlink:show="replace"><text:span text:style-name="T63">SELECT</text:span></text:a><text:span text:style-name="T64"> idboeking, boekdatum, avolwassenen, akinderen </text:span><text:span text:style-name="T65">FROM</text:span><text:span text:style-name="T66"> </text:span><text:span text:style-name="T67">`boeking`</text:span><text:span text:style-name="T68"> </text:span><text:span text:style-name="T69">WHERE</text:span><text:span text:style-name="T70"> avolwassenen </text:span><text:span text:style-name="T71">+</text:span><text:span text:style-name="T72"> akinderen </text:span><text:span text:style-name="T73">&gt;</text:span><text:span text:style-name="T74"> </text:span><text:span text:style-name="T75">3</text:span><text:span text:style-name="T76">;</text:span></text:p>
        </text:list-item>
      </text:list>
      <text:p text:style-name="P77">3dp<text:s/>16</text:p>
      <text:list text:style-name="LFO2" text:continue-numbering="true">
        <text:list-item>
          <text:p text:style-name="P78"><text:a xlink:href="http://localhost/phpmyadmin/url.php?url=https://dev.mysql.com/doc/refman/8.0/en/select.html" office:target-frame-name="mysql_doc" xlink:show="replace"><text:span text:style-name="T79">SELECT</text:span></text:a><text:span text:style-name="T80"> naam, plaats </text:span><text:span text:style-name="T81">FROM</text:span><text:span text:style-name="T82"> </text:span><text:span text:style-name="T83">`klant`</text:span><text:span text:style-name="T84"> </text:span><text:span text:style-name="T85">WHERE</text:span><text:span text:style-name="T86"> </text:span><text:a xlink:href="http://localhost/phpmyadmin/url.php?url=https://dev.mysql.com/doc/refman/8.0/en/logical-operators.html%23operator_not" office:target-frame-name="mysql_doc" xlink:show="replace"><text:span text:style-name="T87">NOT</text:span></text:a><text:span text:style-name="T88"> plaats </text:span><text:span text:style-name="T89">=</text:span><text:span text:style-name="T90"> </text:span><text:span text:style-name="T91">'Spijkenisse'</text:span><text:span text:style-name="T92">;</text:span></text:p>
        </text:list-item>
      </text:list>
      <text:p text:style-name="P93">3dp<text:s/>17</text:p>
      <text:list text:style-name="LFO2" text:continue-numbering="true">
        <text:list-item>
          <text:p text:style-name="P94"><text:a xlink:href="http://localhost/phpmyadmin/url.php?url=https://dev.mysql.com/doc/refman/8.0/en/select.html" office:target-frame-name="mysql_doc" xlink:show="replace"><text:span text:style-name="T95">SELECT</text:span></text:a><text:span text:style-name="T96"> filmnaam, regisseur </text:span><text:span text:style-name="T97">FROM</text:span><text:span text:style-name="T98"> </text:span><text:span text:style-name="T99">`film`</text:span><text:span text:style-name="T100"> </text:span><text:span text:style-name="T101">WHERE</text:span><text:span text:style-name="T102"> regisseur </text:span><text:span text:style-name="T103">=</text:span><text:span text:style-name="T104"> </text:span><text:span text:style-name="T105">'Ridley Scott'</text:span><text:span text:style-name="T106">;</text:span></text:p>
        </text:list-item>
      </text:list>
      <text:p text:style-name="P107">Bier 18</text:p>
      <text:list text:style-name="LFO2" text:continue-numbering="true">
        <text:list-item>
          <text:p text:style-name="P108"><text:a xlink:href="http://localhost/phpmyadmin/url.php?url=https://dev.mysql.com/doc/refman/8.0/en/select.html" office:target-frame-name="mysql_doc" xlink:show="replace"><text:span text:style-name="T109">SELECT</text:span></text:a><text:span text:style-name="T110"> naam </text:span><text:span text:style-name="T111">FROM</text:span><text:span text:style-name="T112"> </text:span><text:span text:style-name="T113">`bier`</text:span><text:span text:style-name="T114"> </text:span><text:span text:style-name="T115">WHERE</text:span><text:span text:style-name="T116"> naam </text:span><text:a xlink:href="http://localhost/phpmyadmin/url.php?url=https://dev.mysql.com/doc/refman/8.0/en/string-comparison-functions.html%23operator_like" office:target-frame-name="mysql_doc" xlink:show="replace"><text:span text:style-name="T117">LIKE</text:span></text:a><text:span text:style-name="T118"> </text:span><text:span text:style-name="T119">'%HANSA%'</text:span><text:span text:style-name="T120">;</text:span></text:p>
        </text:list-item>
      </text:list>
      <text:p text:style-name="P121">Bier 19</text:p>
      <text:list text:style-name="LFO2" text:continue-numbering="true">
        <text:list-item>
          <text:p text:style-name="P122"><text:a xlink:href="http://localhost/phpmyadmin/url.php?url=https://dev.mysql.com/doc/refman/8.0/en/select.html" office:target-frame-name="mysql_doc" xlink:show="replace"><text:span text:style-name="T123">SELECT</text:span></text:a><text:span text:style-name="T124"> kroegcode</text:span><text:span text:style-name="T125">,</text:span><text:span text:style-name="T126"> naam</text:span><text:span text:style-name="T127">,</text:span><text:span text:style-name="T128"> plaats </text:span><text:span text:style-name="T129">FROM</text:span><text:span text:style-name="T130"> </text:span><text:span text:style-name="T131">`kroeg`</text:span><text:span text:style-name="T132"> </text:span><text:span text:style-name="T133">WHERE</text:span><text:span text:style-name="T134"> naam </text:span><text:a xlink:href="http://localhost/phpmyadmin/url.php?url=https://dev.mysql.com/doc/refman/8.0/en/string-comparison-functions.html%23operator_like" office:target-frame-name="mysql_doc" xlink:show="replace"><text:span text:style-name="T135">LIKE</text:span></text:a><text:span text:style-name="T136"> </text:span><text:span text:style-name="T137">'%HUIS%'</text:span><text:span text:style-name="T138">;</text:span></text:p>
        </text:list-item>
      </text:list>
      <text:p text:style-name="P139">Bier 20</text:p>
      <text:list text:style-name="LFO2" text:continue-numbering="true">
        <text:list-item>
          <text:p text:style-name="P140"><text:a xlink:href="http://localhost/phpmyadmin/url.php?url=https://dev.mysql.com/doc/refman/8.0/en/select.html" office:target-frame-name="mysql_doc" xlink:show="replace"><text:span text:style-name="T141">SELECT</text:span></text:a><text:span text:style-name="T142"> naam </text:span><text:span text:style-name="T143">FROM</text:span><text:span text:style-name="T144"> </text:span><text:span text:style-name="T145">`bier`</text:span><text:span text:style-name="T146"> </text:span><text:span text:style-name="T147">WHERE</text:span><text:span text:style-name="T148"> naam </text:span><text:a xlink:href="http://localhost/phpmyadmin/url.php?url=https://dev.mysql.com/doc/refman/8.0/en/string-comparison-functions.html%23operator_like" office:target-frame-name="mysql_doc" xlink:show="replace"><text:span text:style-name="T149">LIKE</text:span></text:a><text:span text:style-name="T150"> </text:span><text:span text:style-name="T151">'H%'</text:span><text:span text:style-name="T152">;</text:span></text:p>
        </text:list-item>
      </text:list>
      <text:p text:style-name="P153">Bier 21</text:p>
      <text:list text:style-name="LFO2" text:continue-numbering="true">
        <text:list-item>
          <text:p text:style-name="P154"><text:a xlink:href="http://localhost/phpmyadmin/url.php?url=https://dev.mysql.com/doc/refman/8.0/en/select.html" office:target-frame-name="mysql_doc" xlink:show="replace"><text:span text:style-name="T155">SELECT</text:span></text:a><text:span text:style-name="T156"> </text:span><text:span text:style-name="T157">*</text:span><text:span text:style-name="T158"> </text:span><text:span text:style-name="T159">FROM</text:span><text:span text:style-name="T160"> </text:span><text:span text:style-name="T161">`brouwer`</text:span><text:span text:style-name="T162"> </text:span><text:span text:style-name="T163">WHERE</text:span><text:span text:style-name="T164"> naam </text:span><text:a xlink:href="http://localhost/phpmyadmin/url.php?url=https://dev.mysql.com/doc/refman/8.0/en/string-comparison-functions.html%23operator_like" office:target-frame-name="mysql_doc" xlink:show="replace"><text:span text:style-name="T165">LIKE</text:span></text:a><text:span text:style-name="T166"> </text:span><text:span text:style-name="T167">'%A'</text:span><text:span text:style-name="T168">;</text:span></text:p>
        </text:list-item>
      </text:list>
      <text:p text:style-name="P169">Bier 22</text:p>
      <text:list text:style-name="LFO2" text:continue-numbering="true">
        <text:list-item>
          <text:p text:style-name="P170"><text:a xlink:href="http://localhost/phpmyadmin/url.php?url=https://dev.mysql.com/doc/refman/8.0/en/select.html" office:target-frame-name="mysql_doc" xlink:show="replace"><text:span text:style-name="T171">SELECT</text:span></text:a><text:span text:style-name="T172"> naam, plaats </text:span><text:span text:style-name="T173">FROM</text:span><text:span text:style-name="T174"> </text:span><text:span text:style-name="T175">`kroeg`</text:span><text:span text:style-name="T176"> </text:span><text:span text:style-name="T177">WHERE</text:span><text:span text:style-name="T178"> naam </text:span><text:a xlink:href="http://localhost/phpmyadmin/url.php?url=https://dev.mysql.com/doc/refman/8.0/en/string-comparison-functions.html%23operator_like" office:target-frame-name="mysql_doc" xlink:show="replace"><text:span text:style-name="T179">LIKE</text:span></text:a><text:span text:style-name="T180"> </text:span><text:span text:style-name="T181">'%hof%'</text:span><text:span text:style-name="T182">;</text:span></text:p>
        </text:list-item>
      </text:list>
      <text:p text:style-name="P183">Bier 23</text:p>
      <text:list text:style-name="LFO2" text:continue-numbering="true">
        <text:list-item>
          <text:p text:style-name="P184"><text:a xlink:href="http://localhost/phpmyadmin/url.php?url=https://dev.mysql.com/doc/refman/8.0/en/select.html" office:target-frame-name="mysql_doc" xlink:show="replace"><text:span text:style-name="T185">SELECT</text:span></text:a><text:span text:style-name="T186"> biercode, naam, soort, stijl </text:span><text:span text:style-name="T187">FROM</text:span><text:span text:style-name="T188"> </text:span><text:span text:style-name="T189">`bier`</text:span><text:span text:style-name="T190"> </text:span><text:span text:style-name="T191">WHERE</text:span><text:span text:style-name="T192"> soort </text:span><text:span text:style-name="T193">=</text:span><text:span text:style-name="T194"> </text:span><text:span text:style-name="T195">'ALE'</text:span><text:span text:style-name="T196"> </text:span><text:span text:style-name="T197">&amp;&amp;</text:span><text:span text:style-name="T198"> stijl </text:span><text:span text:style-name="T199">=</text:span><text:span text:style-name="T200"> </text:span><text:span text:style-name="T201">'STRONG'</text:span><text:span text:style-name="T202">;</text:span></text:p>
        </text:list-item>
      </text:list>
      <text:p text:style-name="P203">Bier 24</text:p>
      <text:list text:style-name="LFO2" text:continue-numbering="true">
        <text:list-item>
          <text:p text:style-name="P204">Er is geen kerk statestiek gegevenn</text:p>
        </text:list-item>
      </text:list>
      <text:p text:style-name="P205">Bier 25</text:p>
      <text:list text:style-name="LFO2" text:continue-numbering="true">
        <text:list-item>
          <text:p text:style-name="P206">Er staat geen postcode bij kroeg</text:p>
        </text:list-item>
      </text:list>
      <text:p text:style-name="P207">3dp 18</text:p>
      <text:list text:style-name="LFO2" text:continue-numbering="true">
        <text:list-item>
          <text:p text:style-name="P208"><text:a xlink:href="http://localhost/phpmyadmin/url.php?url=https://dev.mysql.com/doc/refman/8.0/en/select.html" office:target-frame-name="mysql_doc" xlink:show="replace"><text:span text:style-name="T209">SELECT</text:span></text:a><text:span text:style-name="T210"> filmnaam</text:span><text:span text:style-name="T211">,</text:span><text:span text:style-name="T212"> regisseur </text:span><text:span text:style-name="T213">FROM</text:span><text:span text:style-name="T214"> </text:span><text:span text:style-name="T215">`film`</text:span><text:span text:style-name="T216"> </text:span><text:span text:style-name="T217">WHERE</text:span><text:span text:style-name="T218"> filmnaam </text:span><text:a xlink:href="http://localhost/phpmyadmin/url.php?url=https://dev.mysql.com/doc/refman/8.0/en/string-comparison-functions.html%23operator_like" office:target-frame-name="mysql_doc" xlink:show="replace"><text:span text:style-name="T219">LIKE</text:span></text:a><text:span text:style-name="T220"> </text:span><text:span text:style-name="T221">'B%'</text:span><text:span text:style-name="T222">;</text:span></text:p>
        </text:list-item>
      </text:list>
      <text:soft-page-break/>
      <text:p text:style-name="P223">3dp 19</text:p>
      <text:list text:style-name="LFO2" text:continue-numbering="true">
        <text:list-item>
          <text:p text:style-name="P224"><text:a xlink:href="http://localhost/phpmyadmin/url.php?url=https://dev.mysql.com/doc/refman/8.0/en/select.html" office:target-frame-name="mysql_doc" xlink:show="replace"><text:span text:style-name="T225">SELECT</text:span></text:a><text:span text:style-name="T226"> naam</text:span><text:span text:style-name="T227">,</text:span><text:span text:style-name="T228"> postcode </text:span><text:span text:style-name="T229">FROM</text:span><text:span text:style-name="T230"> </text:span><text:span text:style-name="T231">`klant`</text:span><text:span text:style-name="T232"> </text:span><text:span text:style-name="T233">WHERE</text:span><text:span text:style-name="T234"> postcode </text:span><text:a xlink:href="http://localhost/phpmyadmin/url.php?url=https://dev.mysql.com/doc/refman/8.0/en/string-comparison-functions.html%23operator_like" office:target-frame-name="mysql_doc" xlink:show="replace"><text:span text:style-name="T235">LIKE</text:span></text:a><text:span text:style-name="T236"> </text:span><text:span text:style-name="T237">'31%'</text:span><text:span text:style-name="T238">;</text:span></text:p>
        </text:list-item>
      </text:list>
      <text:p text:style-name="P239">3dp 20</text:p>
      <text:list text:style-name="LFO2" text:continue-numbering="true">
        <text:list-item>
          <text:p text:style-name="P240"><text:a xlink:href="http://localhost/phpmyadmin/url.php?url=https://dev.mysql.com/doc/refman/8.0/en/select.html" office:target-frame-name="mysql_doc" xlink:show="replace"><text:span text:style-name="T241">SELECT</text:span></text:a><text:span text:style-name="T242"> naam, email </text:span><text:span text:style-name="T243">FROM</text:span><text:span text:style-name="T244"> </text:span><text:span text:style-name="T245">`klant`</text:span><text:span text:style-name="T246"> </text:span><text:span text:style-name="T247">WHERE</text:span><text:span text:style-name="T248"> email </text:span><text:a xlink:href="http://localhost/phpmyadmin/url.php?url=https://dev.mysql.com/doc/refman/8.0/en/string-comparison-functions.html%23operator_like" office:target-frame-name="mysql_doc" xlink:show="replace"><text:span text:style-name="T249">LIKE</text:span></text:a><text:span text:style-name="T250"> </text:span><text:span text:style-name="T251">'%hotmail%'</text:span><text:span text:style-name="T252">;</text:span></text:p>
        </text:list-item>
      </text:list>
      <text:p text:style-name="P253">3dp 21</text:p>
      <text:list text:style-name="LFO2" text:continue-numbering="true">
        <text:list-item>
          <text:p text:style-name="P254"><text:a xlink:href="http://localhost/phpmyadmin/url.php?url=https://dev.mysql.com/doc/refman/8.0/en/select.html" office:target-frame-name="mysql_doc" xlink:show="replace"><text:span text:style-name="T255">SELECT</text:span></text:a><text:span text:style-name="T256"> </text:span><text:span text:style-name="T257">*</text:span><text:span text:style-name="T258"> </text:span><text:span text:style-name="T259">FROM</text:span><text:span text:style-name="T260"> </text:span><text:span text:style-name="T261">`klant`</text:span><text:span text:style-name="T262"> </text:span><text:span text:style-name="T263">WHERE</text:span><text:span text:style-name="T264"> postcode </text:span><text:a xlink:href="http://localhost/phpmyadmin/url.php?url=https://dev.mysql.com/doc/refman/8.0/en/string-comparison-functions.html%23operator_like" office:target-frame-name="mysql_doc" xlink:show="replace"><text:span text:style-name="T265">LIKE</text:span></text:a><text:span text:style-name="T266"> </text:span><text:span text:style-name="T267">'%32%'</text:span><text:span text:style-name="T268">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var(--bs-font-monospace)" svg:font-family="var(--bs-font-monospace)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m-keyword" style:display-name="cm-keyword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m-punctuation" style:display-name="cm-punctuation" style:family="text" style:parent-style-name="DefaultParagraphFont"/>
    <style:style style:name="cm-variable-2" style:display-name="cm-variable-2" style:family="text" style:parent-style-name="DefaultParagraphFont"/>
    <style:style style:name="cm-operator" style:display-name="cm-operator" style:family="text" style:parent-style-name="DefaultParagraphFont"/>
    <style:style style:name="cm-number" style:display-name="cm-number" style:family="text" style:parent-style-name="DefaultParagraphFont"/>
    <style:style style:name="cm-string" style:display-name="cm-string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mic Sans M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mic Sans M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mes de Beer</meta:initial-creator>
    <dc:creator>James de Beer</dc:creator>
    <meta:creation-date>2023-12-20T10:16:00Z</meta:creation-date>
    <dc:date>2023-12-20T10:59:00Z</dc:date>
    <meta:template xlink:href="Normal" xlink:type="simple"/>
    <meta:editing-cycles>2</meta:editing-cycles>
    <meta:editing-duration>PT2460S</meta:editing-duration>
    <meta:document-statistic meta:page-count="2" meta:paragraph-count="10" meta:word-count="748" meta:character-count="5006" meta:row-count="35" meta:non-whitespace-character-count="4268"/>
  </office:meta>
</office:document-meta>
</file>